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TagTests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Tests.bindTagWithSetValueAndHtml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ndTagTests.bindErrorsTagWithou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dTagTests.transformTagOutsideBi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indTagTests.transformTagWithHtml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ndTagTests.transformTagCorrec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indTagTests.transformTagWithSettingOf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indTagTests.bindTagWith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BindTagTests.transformTagNonExist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indTagTests.bindTagWithFieldButWithoutError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ndTagTests.bindTagWithou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Tests.bindTagWithFieldErrorsAndNo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BindTagTests.bindTagWithFieldButWithoutErrorsInstanceAndHtml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ndTagTests.nestedPathDoEndTagWith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indTagTests.bindStatusGetErrorMessages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indTagTests.propertyExpo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indTagTests.bindTagWithIndex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indTagTests.bindTagWithFieldErrorsAndDefaultMessag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BindTagTests.nestedPathWithBindTagWithIgnore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indTagTests.bindTagWithNested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indTagTests.bindTagWithMapp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indTagTests.bindTagWithGlobalErrorsAndNo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indTagTests.bindTagWithIndexedPropertiesAnd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indTagTests.nestedPath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dTagTests.bindErrorsTag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ndTagTests.bindErrorsTagWithou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dTagTests.nestedPathDoStartTagInternalWith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indTagTests.nestedPathWithBi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indTagTests.bindTagWithGloba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indTagTests.nestingInFor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BindTagTests.bindTagWithBeanButWithoutError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ndTagTests.bindTagWithou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indTagTests.nestedPath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dTagTests.bindTagWithToStringAndHtml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indTagTests.bindTagWithGlobalErrorsAndDefaultMessag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